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, 'Droid Sans Mono', monospace, monospace, 'Droid Sans Fallback'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JetBrains Mono" fo:font-weight="bold" officeooo:rsid="000a73dd" officeooo:paragraph-rsid="000a73d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JetBrains Mono" style:text-underline-style="solid" style:text-underline-width="auto" style:text-underline-color="font-color" fo:font-weight="bold" officeooo:rsid="000a73dd" officeooo:paragraph-rsid="000a73d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JetBrains Mono" fo:font-size="14pt" style:text-underline-style="solid" style:text-underline-width="auto" style:text-underline-color="font-color" fo:font-weight="bold" officeooo:rsid="000a73dd" officeooo:paragraph-rsid="000a73d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/>
      <style:text-properties fo:color="#000000" style:font-name="JetBrains Mono" fo:font-size="14pt" fo:font-weight="normal" officeooo:paragraph-rsid="001737b4" fo:background-color="#ffffff" style:font-size-asian="14pt" style:font-size-complex="14pt"/>
    </style:style>
    <style:style style:name="P5" style:family="paragraph" style:parent-style-name="Standard">
      <style:paragraph-properties style:line-height-at-least="0.69cm"/>
      <style:text-properties fo:color="#000000" style:font-name="JetBrains Mono1" fo:font-size="14.1999998092651pt" fo:font-weight="normal" fo:background-color="#ffffff"/>
    </style:style>
    <style:style style:name="P6" style:family="paragraph" style:parent-style-name="Standard">
      <style:paragraph-properties style:line-height-at-least="0.69cm"/>
      <style:text-properties fo:color="#000000" style:font-name="JetBrains Mono1" fo:font-size="14.1999998092651pt" fo:font-weight="normal" officeooo:paragraph-rsid="001737b4" fo:background-color="#ffffff"/>
    </style:style>
    <style:style style:name="P7" style:family="paragraph" style:parent-style-name="Standard">
      <style:paragraph-properties style:line-height-at-least="0.69cm"/>
      <style:text-properties fo:color="#000000" style:font-name="JetBrains Mono1" fo:font-size="14.1999998092651pt" fo:font-weight="normal" officeooo:rsid="000ba7ed" officeooo:paragraph-rsid="000ba7ed" fo:background-color="#ffffff"/>
    </style:style>
    <style:style style:name="P8" style:family="paragraph" style:parent-style-name="Standard">
      <style:paragraph-properties fo:line-height="100%"/>
      <style:text-properties fo:color="#000000" style:font-name="JetBrains Mono1" fo:font-size="14.1999998092651pt" fo:font-weight="normal" officeooo:paragraph-rsid="001737b4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style:font-name="JetBrains Mono1" fo:font-size="14.1999998092651pt" style:text-underline-style="solid" style:text-underline-width="auto" style:text-underline-color="font-color" fo:font-weight="normal" officeooo:rsid="000a73dd" officeooo:paragraph-rsid="000a73dd" fo:background-color="#ffffff" style:font-weight-asian="bold" style:font-weight-complex="bold"/>
    </style:style>
    <style:style style:name="P10" style:family="paragraph" style:parent-style-name="Standard">
      <style:paragraph-properties style:line-height-at-least="0.69cm"/>
    </style:style>
    <style:style style:name="P11" style:family="paragraph" style:parent-style-name="Standard">
      <style:paragraph-properties fo:margin-top="0cm" fo:margin-bottom="0.499cm" loext:contextual-spacing="false" style:line-height-at-least="0.69cm"/>
    </style:style>
    <style:style style:name="P1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98658"/>
    </style:style>
    <style:style style:name="T3" style:family="text">
      <style:text-properties fo:color="#098658" style:font-name="Times New Roman" fo:font-size="12pt" style:font-size-asian="12pt" style:font-name-complex="Times New Roman1" style:font-size-complex="12pt"/>
    </style:style>
    <style:style style:name="T4" style:family="text">
      <style:text-properties fo:color="#098658" fo:font-size="12pt" style:font-size-asian="12pt" style:font-name-complex="Times New Roman1" style:font-size-complex="12pt"/>
    </style:style>
    <style:style style:name="T5" style:family="text">
      <style:text-properties fo:color="#098658" style:font-name-complex="Times New Roman1"/>
    </style:style>
    <style:style style:name="T6" style:family="text">
      <style:text-properties fo:color="#0000ff"/>
    </style:style>
    <style:style style:name="T7" style:family="text">
      <style:text-properties fo:color="#0000ff" style:font-name="Times New Roman" fo:font-size="12pt" style:font-size-asian="12pt" style:font-name-complex="Times New Roman1" style:font-size-complex="12pt"/>
    </style:style>
    <style:style style:name="T8" style:family="text">
      <style:text-properties fo:color="#0000ff" fo:font-size="12pt" style:font-size-asian="12pt" style:font-name-complex="Times New Roman1" style:font-size-complex="12pt"/>
    </style:style>
    <style:style style:name="T9" style:family="text">
      <style:text-properties fo:color="#0000ff" style:font-name-complex="Times New Roman1"/>
    </style:style>
    <style:style style:name="T10" style:family="text">
      <style:text-properties fo:color="#795e26"/>
    </style:style>
    <style:style style:name="T11" style:family="text">
      <style:text-properties fo:color="#795e26" style:font-name="Times New Roman" fo:font-size="12pt" style:font-size-asian="12pt" style:font-name-complex="Times New Roman1" style:font-size-complex="12pt"/>
    </style:style>
    <style:style style:name="T12" style:family="text">
      <style:text-properties fo:color="#795e26" fo:font-size="12pt" style:font-size-asian="12pt" style:font-name-complex="Times New Roman1" style:font-size-complex="12pt"/>
    </style:style>
    <style:style style:name="T13" style:family="text">
      <style:text-properties fo:color="#795e26" style:font-name-complex="Times New Roman1"/>
    </style:style>
    <style:style style:name="T14" style:family="text">
      <style:text-properties fo:color="#a31515"/>
    </style:style>
    <style:style style:name="T15" style:family="text">
      <style:text-properties fo:color="#a31515" style:font-name="Times New Roman" fo:font-size="12pt" style:font-size-asian="12pt" style:font-name-complex="Times New Roman1" style:font-size-complex="12pt"/>
    </style:style>
    <style:style style:name="T16" style:family="text">
      <style:text-properties fo:color="#a31515" fo:font-size="12pt" style:font-size-asian="12pt" style:font-name-complex="Times New Roman1" style:font-size-complex="12pt"/>
    </style:style>
    <style:style style:name="T17" style:family="text">
      <style:text-properties fo:color="#a31515" style:font-name-complex="Times New Roman1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fo:font-size="12pt" style:font-size-asian="12pt" style:font-name-complex="Times New Roman1" style:font-size-complex="12pt"/>
    </style:style>
    <style:style style:name="T20" style:family="text">
      <style:text-properties style:font-name-complex="Times New Roman1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3"/>C SECTION <text:s text:c="8"/>4<text:span text:style-name="T1">th</text:span> SEMESTER <text:s text:c="5"/>MOHAMMAD TOFIK </text:p>
      <text:p text:style-name="P1"><draw:line text:anchor-type="paragraph" draw:z-index="0" draw:name="Shape1" draw:style-name="gr1" draw:text-style-name="P12" svg:x1="0.049cm" svg:y1="0.515cm" svg:x2="15.883cm" svg:y2="0.515cm"><text:p/></draw:line></text:p>
      <text:p text:style-name="P1"/>
      <text:p text:style-name="P1"/>
      <text:p text:style-name="P3">LAB 4 : </text:p>
      <text:p text:style-name="P2"/>
      <text:p text:style-name="P9"/>
      <text:p text:style-name="P11"/>
      <text:p text:style-name="P5">Implement the <text:span text:style-name="T6">following</text:span> Queries <text:span text:style-name="T6">on</text:span> UNIVERSITY <text:span text:style-name="T6">Database</text:span>.</text:p>
      <text:p text:style-name="P10"/>
      <text:p text:style-name="P5"><text:span text:style-name="T6">Group By</text:span>:</text:p>
      <text:p text:style-name="P10"/>
      <text:p text:style-name="P5"><text:span text:style-name="T2">1</text:span>. Find the <text:span text:style-name="T6">number</text:span> of students <text:span text:style-name="T6">in</text:span> each course.</text:p>
      <text:p text:style-name="P5"/>
      <text:p text:style-name="P5"><text:span text:style-name="T6">SELECT</text:span> <text:span text:style-name="T10">COUNT</text:span>(ID),course_id <text:span text:style-name="T6">FROM</text:span> takes <text:span text:style-name="T6">GROUP BY</text:span> course_id;</text:p>
      <text:p text:style-name="P10"/>
      <text:p text:style-name="P5"><text:span text:style-name="T2">2</text:span>. Find those departments <text:span text:style-name="T6">where</text:span> the average <text:span text:style-name="T6">number</text:span> of students are greater than <text:span text:style-name="T2">10</text:span>.</text:p>
      <text:p text:style-name="P5"/>
      <text:p text:style-name="P5"><text:span text:style-name="T6">SELECT</text:span> <text:span text:style-name="T10">COUNT</text:span>(ID),course_id <text:span text:style-name="T6">FROM</text:span> takes <text:span text:style-name="T6">GROUP BY</text:span> course_id <text:span text:style-name="T6">HAVING</text:span> <text:span text:style-name="T10">COUNT</text:span>(ID) &gt;= <text:span text:style-name="T2">2</text:span>;</text:p>
      <text:p text:style-name="P5"/>
      <text:p text:style-name="P5"><text:span text:style-name="T2">3</text:span>. Find the total <text:span text:style-name="T6">number</text:span> of courses <text:span text:style-name="T6">in</text:span> each department.</text:p>
      <text:p text:style-name="P5"><text:span text:style-name="T6">SELECT</text:span> <text:span text:style-name="T10">COUNT</text:span>(ID), dept_name <text:span text:style-name="T6">FROM</text:span> instructor <text:span text:style-name="T6">GROUP BY</text:span> dept_name;</text:p>
      <text:p text:style-name="P10"/>
      <text:p text:style-name="P6"><text:span text:style-name="T2">4</text:span>. Find the names <text:span text:style-name="T6">and</text:span> average salaries of all departments whose average salary <text:span text:style-name="T6">is</text:span> greater than <text:span text:style-name="T2">42000</text:span>.</text:p>
      <text:p text:style-name="P6"/>
      <text:p text:style-name="P5"><text:span text:style-name="T6">SELECT</text:span> dept_name, <text:span text:style-name="T10">AVG</text:span>(salary) <text:span text:style-name="T6">FROM</text:span> instructor <text:span text:style-name="T6">GROUP BY</text:span> dept_name <text:span text:style-name="T6">HAVING</text:span> <text:span text:style-name="T10">AVG</text:span>(salary) &gt; <text:span text:style-name="T2">42000</text:span>;</text:p>
      <text:p text:style-name="P5"/>
      <text:p text:style-name="P5"/>
      <text:p text:style-name="P5"/>
      <text:p text:style-name="P5"/>
      <text:p text:style-name="P5"><text:soft-page-break/><text:span text:style-name="T2">5</text:span>. Find the enrolment of each section that was offered <text:span text:style-name="T6">in</text:span> Spring <text:span text:style-name="T2">2009</text:span>.</text:p>
      <text:p text:style-name="P8"><text:span text:style-name="T18"/></text:p>
      <text:p text:style-name="P4"><text:span text:style-name="T9">select</text:span><text:span text:style-name="T20"> sec_id,</text:span><text:span text:style-name="T13">count</text:span><text:span text:style-name="T20">( </text:span><text:span text:style-name="T9">distinct</text:span><text:span text:style-name="T20"> id) </text:span><text:span text:style-name="T9">from</text:span><text:span text:style-name="T20"> takes </text:span><text:span text:style-name="T9">where</text:span><text:span text:style-name="T20"> semester=</text:span><text:span text:style-name="T17">'Spring'</text:span><text:span text:style-name="T20"> </text:span><text:span text:style-name="T9">and</text:span><text:span text:style-name="T20"> </text:span><text:span text:style-name="T13">year</text:span><text:span text:style-name="T20">=</text:span><text:span text:style-name="T5">2009</text:span><text:span text:style-name="T20"> </text:span><text:span text:style-name="T9">group by</text:span><text:span text:style-name="T20"> sec_id</text:span></text:p>
      <text:p text:style-name="P8"><text:span text:style-name="T18"/></text:p>
      <text:p text:style-name="P8"><text:span text:style-name="T18"/></text:p>
      <text:p text:style-name="P11"/>
      <text:p text:style-name="P5">Ordering the display of Tuples (<text:span text:style-name="T6">Use</text:span> <text:span text:style-name="T6">ORDER BY</text:span> <text:span text:style-name="T6">ASC</text:span>/<text:span text:style-name="T6">DESC</text:span>):</text:p>
      <text:p text:style-name="P10"/>
      <text:p text:style-name="P5"><text:span text:style-name="T2">6</text:span>. List all the courses <text:span text:style-name="T6">with</text:span> prerequisite courses, <text:span text:style-name="T6">then</text:span> display course id <text:span text:style-name="T6">in</text:span> increasing order.</text:p>
      <text:p text:style-name="P5"><text:span text:style-name="T6">SELECT</text:span> course_id, prereq_id <text:span text:style-name="T6">FROM</text:span> prereq <text:span text:style-name="T6">ORDER BY</text:span> course_id <text:span text:style-name="T6">ASC</text:span>;</text:p>
      <text:p text:style-name="P5"/>
      <text:p text:style-name="P5"><text:span text:style-name="T2">7</text:span>. Display the details of instructors sorting the salary <text:span text:style-name="T6">in</text:span> decreasing order.</text:p>
      <text:p text:style-name="P5"><text:span text:style-name="T6">select</text:span> * <text:span text:style-name="T6">from</text:span> instructor <text:span text:style-name="T6">order by</text:span> salary <text:span text:style-name="T6">DESC</text:span>;</text:p>
      <text:p text:style-name="P10"/>
      <text:p text:style-name="P5">Derived Relations:</text:p>
      <text:p text:style-name="P10"/>
      <text:p text:style-name="P5"><text:span text:style-name="T2">8</text:span>. Find the maximum total salary across the departments.</text:p>
      <text:p text:style-name="P5"><text:span text:style-name="T6">select</text:span> <text:span text:style-name="T10">max</text:span>(total_salary) <text:span text:style-name="T6">from</text:span> (<text:span text:style-name="T6">Select</text:span> <text:span text:style-name="T10">sum</text:span>(salary) <text:span text:style-name="T6">as</text:span> total_salary <text:span text:style-name="T6">from</text:span> instructor <text:span text:style-name="T6">group by</text:span> dept_name);</text:p>
      <text:p text:style-name="P5"/>
      <text:p text:style-name="P5"><text:span text:style-name="T2">9</text:span>. Find the average instructors’ salaries of those departments <text:span text:style-name="T6">where</text:span> the average salary <text:span text:style-name="T6">is</text:span> greater than <text:span text:style-name="T2">42000</text:span>.</text:p>
      <text:p text:style-name="P10"/>
      <text:p text:style-name="P5"><text:span text:style-name="T6">select</text:span> dept_name,<text:span text:style-name="T10">avg</text:span>(salary) <text:span text:style-name="T6">from</text:span> (<text:span text:style-name="T6">Select</text:span> dept_name, <text:span text:style-name="T10">avg</text:span>(salary) <text:span text:style-name="T6">as</text:span> avg_salary <text:span text:style-name="T6">from</text:span> instructor <text:span text:style-name="T6">group by</text:span> dept_name) <text:span text:style-name="T6">where</text:span> avg_salary&gt;<text:span text:style-name="T2">42000</text:span>; </text:p>
      <text:p text:style-name="P10"/>
      <text:p text:style-name="P5"><text:span text:style-name="T2">10</text:span>. Find the sections that had the maximum enrolment <text:span text:style-name="T6">in</text:span> Spring <text:span text:style-name="T2">2010</text:span></text:p>
      <text:p text:style-name="P5"><text:soft-page-break/><text:span text:style-name="T6">select</text:span> <text:span text:style-name="T10">max</text:span>(total_student) <text:span text:style-name="T6">from</text:span> (<text:span text:style-name="T6">select</text:span> <text:span text:style-name="T10">count</text:span>(<text:span text:style-name="T6">distinct</text:span> ID) <text:span text:style-name="T6">as</text:span> total_student <text:span text:style-name="T6">from</text:span> takes <text:span text:style-name="T6">group by</text:span> sec_id, semester, <text:span text:style-name="T10">year</text:span> <text:span text:style-name="T6">having</text:span> semester=<text:span text:style-name="T14">'Spring'</text:span> <text:span text:style-name="T6">and</text:span> <text:span text:style-name="T10">year</text:span>=<text:span text:style-name="T2">2010</text:span>);</text:p>
      <text:p text:style-name="P10"/>
      <text:p text:style-name="P5"><text:span text:style-name="T2">11</text:span>. Find the names of all instructors who teach all students that belong <text:span text:style-name="T6">to</text:span> ‘CSE’ department.</text:p>
      <text:p text:style-name="P5"><text:span text:style-name="T6">select distinct</text:span> t.Name <text:span text:style-name="T6">from</text:span> Instructor t, teaches s, takes m, student n <text:span text:style-name="T6">where</text:span> t.id=s.id <text:span text:style-name="T6">and</text:span> s.course_id=m.course_id <text:span text:style-name="T6">and</text:span> m.id = n.id <text:span text:style-name="T6">and</text:span> n.dept_name = <text:span text:style-name="T14">'Comp. Sci'</text:span>;</text:p>
      <text:p text:style-name="P10"/>
      <text:p text:style-name="P10"/>
      <text:p text:style-name="P5"><text:span text:style-name="T2">12</text:span>. Find the average salary of those department <text:span text:style-name="T6">where</text:span> the average salary <text:span text:style-name="T6">is</text:span> greater than <text:span text:style-name="T2">50000</text:span> <text:span text:style-name="T6">and</text:span> total <text:span text:style-name="T6">number</text:span> of instructors <text:span text:style-name="T6">in</text:span> the department are more than <text:span text:style-name="T2">5</text:span>.</text:p>
      <text:p text:style-name="P5"/>
      <text:p text:style-name="P5"><text:span text:style-name="T6">select</text:span> dept_name, <text:span text:style-name="T10">avg</text:span>(salary) <text:span text:style-name="T6">From</text:span> instructor <text:span text:style-name="T6">group by</text:span> dept_name <text:span text:style-name="T6">having</text:span> <text:span text:style-name="T10">avg</text:span>(salary)&gt;<text:span text:style-name="T2">50000</text:span> <text:span text:style-name="T6">and</text:span> <text:span text:style-name="T10">count</text:span>(id)&gt;=<text:span text:style-name="T2">2</text:span>;</text:p>
      <text:p text:style-name="P10"/>
      <text:p text:style-name="P5"><text:span text:style-name="T6">With</text:span> Clause:</text:p>
      <text:p text:style-name="P10"/>
      <text:p text:style-name="P5"><text:span text:style-name="T2">13</text:span>. Find all departments <text:span text:style-name="T6">with</text:span> the maximum budget.</text:p>
      <text:p text:style-name="P5"/>
      <text:p text:style-name="P5"><text:span text:style-name="T6">with</text:span> max_budget(<text:span text:style-name="T6">value</text:span>) <text:span text:style-name="T6">as</text:span> (<text:span text:style-name="T6">Select</text:span> <text:span text:style-name="T10">max</text:span>(budget) <text:span text:style-name="T6">from</text:span> department) <text:span text:style-name="T6">Select</text:span> budget <text:span text:style-name="T6">from</text:span> department, max_budget <text:span text:style-name="T6">where</text:span> department.budget=max_budget.value;</text:p>
      <text:p text:style-name="P10"/>
      <text:p text:style-name="P5"><text:span text:style-name="T2">14</text:span>. Find all departments <text:span text:style-name="T6">where</text:span> the total salary <text:span text:style-name="T6">is</text:span> greater than the average of the total salary <text:span text:style-name="T6">at</text:span> all departments.</text:p>
      <text:p text:style-name="P5"/>
      <text:p text:style-name="P5"><text:span text:style-name="T6">with</text:span> dept_total(dept_name,salary) <text:span text:style-name="T6">as</text:span> (<text:span text:style-name="T6">select</text:span> dept_name,<text:span text:style-name="T10">sum</text:span>(salary) <text:span text:style-name="T6">from</text:span> instructor <text:span text:style-name="T6">group by</text:span> dept_name),dept_total_average(salary) <text:span text:style-name="T6">as</text:span> (<text:span text:style-name="T6">select</text:span> <text:span text:style-name="T10">avg</text:span>(salary) <text:span text:style-name="T6">from</text:span> dept_total) <text:span text:style-name="T6">select</text:span> dept_name <text:span text:style-name="T6">from</text:span> dept_total, dept_total_average &gt;= dept_total_avg.salary;</text:p>
      <text:p text:style-name="P10"/>
      <text:p text:style-name="P5"><text:soft-page-break/><text:span text:style-name="T2">15</text:span>. Find the sections that had the maximum enrolment <text:span text:style-name="T6">in</text:span> Fall <text:span text:style-name="T2">2009</text:span></text:p>
      <text:p text:style-name="P5"><text:span text:style-name="T2"/></text:p>
      <text:p text:style-name="P5"><text:span text:style-name="T6">with</text:span> max_enroll(<text:span text:style-name="T6">value</text:span>) <text:span text:style-name="T6">as</text:span>(<text:span text:style-name="T6">Select</text:span> <text:span text:style-name="T10">max</text:span>(<text:span text:style-name="T10">count</text:span>(id)) <text:span text:style-name="T6">From</text:span> takes <text:span text:style-name="T6">group by</text:span> sec_id, <text:span text:style-name="T10">year</text:span>, semester <text:span text:style-name="T6">having</text:span> <text:span text:style-name="T10">year</text:span>=<text:span text:style-name="T2">2009</text:span> <text:span text:style-name="T6">and</text:span> semester =<text:span text:style-name="T14">'Fall'</text:span>) enrollment(sec_id, <text:span text:style-name="T6">value</text:span>) <text:span text:style-name="T6">as</text:span> (<text:span text:style-name="T6">select</text:span> sec_id, <text:span text:style-name="T10">count</text:span>(id) <text:span text:style-name="T6">from</text:span> takes <text:span text:style-name="T6">group by</text:span> sec_id, <text:span text:style-name="T10">year</text:span>, semester <text:span text:style-name="T6">having</text:span> <text:span text:style-name="T10">year</text:span>=<text:span text:style-name="T2">2009</text:span> <text:span text:style-name="T6">and</text:span> semester=<text:span text:style-name="T14">'Fall'</text:span>) <text:span text:style-name="T6">Select</text:span> sec_id <text:span text:style-name="T6">from</text:span> enrollment.value;</text:p>
      <text:p text:style-name="P11"/>
      <text:p text:style-name="P5"><text:span text:style-name="T2"/></text:p>
      <text:p text:style-name="P5"><text:span text:style-name="T2"/></text:p>
      <text:p text:style-name="P5"><text:span text:style-name="T2">16</text:span>. <text:span text:style-name="T6">Select</text:span> the names of those departments <text:span text:style-name="T6">where</text:span> the total credits earned <text:span text:style-name="T6">by</text:span> all the students <text:span text:style-name="T6">is</text:span> greater than the total credits earned <text:span text:style-name="T6">by</text:span> all the students <text:span text:style-name="T6">in</text:span> the Finance Department.</text:p>
      <text:p text:style-name="P11"/>
      <text:p text:style-name="P5"><text:span text:style-name="T6">Use</text:span> <text:span text:style-name="T6">ROLLBACK</text:span> (<text:span text:style-name="T6">and</text:span> SAVEPOINT) <text:span text:style-name="T6">to</text:span> undo the effect of any modification <text:span text:style-name="T6">on</text:span> <text:span text:style-name="T6">database</text:span> <text:span text:style-name="T6">before</text:span> <text:span text:style-name="T6">COMMIT</text:span> : </text:p>
      <text:p text:style-name="P10"/>
      <text:p text:style-name="P5"><text:span text:style-name="T2">17</text:span>. <text:span text:style-name="T6">Delete</text:span> all the instructors of Finance department.</text:p>
      <text:p text:style-name="P5"><text:span text:style-name="T6">delete</text:span> <text:span text:style-name="T6">from</text:span> instructor <text:span text:style-name="T6">where</text:span> dept_name = <text:span text:style-name="T14">'Finance'</text:span>;</text:p>
      <text:p text:style-name="P10"/>
      <text:p text:style-name="P5"><text:span text:style-name="T2">18</text:span>. <text:span text:style-name="T6">Delete</text:span> all courses <text:span text:style-name="T6">in</text:span> CSE department.</text:p>
      <text:p text:style-name="P5"><text:span text:style-name="T6">delete</text:span> <text:span text:style-name="T6">from</text:span> course <text:span text:style-name="T6">where</text:span> dept_name=<text:span text:style-name="T14">"Comp.Sci"</text:span></text:p>
      <text:p text:style-name="P10"/>
      <text:p text:style-name="P5"><text:span text:style-name="T2">19</text:span>. <text:span text:style-name="T6">Transfer</text:span> all the students <text:span text:style-name="T6">from</text:span> CSE department <text:span text:style-name="T6">to</text:span> IT department.</text:p>
      <text:p text:style-name="P10"/>
      <text:p text:style-name="P5"><text:span text:style-name="T6">update</text:span> student </text:p>
      <text:p text:style-name="P5"><text:span text:style-name="T6">set</text:span> dept_name =<text:span text:style-name="T14">'IT'</text:span>;</text:p>
      <text:p text:style-name="P5"><text:span text:style-name="T6">where</text:span> dept_name = <text:span text:style-name="T14">'Comp. Sci'</text:span>;</text:p>
      <text:p text:style-name="P10"/>
      <text:p text:style-name="P5"><text:span text:style-name="T2">20</text:span>. Increase salaries of instructors whose salary <text:span text:style-name="T6">is</text:span> <text:span text:style-name="T6">over</text:span> $<text:span text:style-name="T2">100</text:span>,<text:span text:style-name="T2">000</text:span> <text:span text:style-name="T6">by</text:span> <text:span text:style-name="T2">3</text:span>%, <text:span text:style-name="T6">and</text:span> all others <text:span text:style-name="T6">receive</text:span> a <text:span text:style-name="T2">5</text:span>% raise</text:p>
      <text:p text:style-name="P10"><text:soft-page-break/></text:p>
      <text:p text:style-name="P5"><text:span text:style-name="T6">update</text:span> instructor <text:span text:style-name="T6">set</text:span> salary=salary*<text:span text:style-name="T2">1</text:span>.<text:span text:style-name="T2">03</text:span> <text:span text:style-name="T6">where</text:span> salary&gt;<text:span text:style-name="T2">100000</text:span>;</text:p>
      <text:p text:style-name="P5"/>
      <text:p text:style-name="P5"><text:span text:style-name="T6">update</text:span> instructor <text:span text:style-name="T6">set</text:span> salary=salary*<text:span text:style-name="T2">1</text:span>.<text:span text:style-name="T2">03</text:span> <text:span text:style-name="T6">where</text:span> salary&lt;=<text:span text:style-name="T2">100000</text:span>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2">21</text:span>. Add all instructors <text:span text:style-name="T6">to</text:span> the student relation <text:span text:style-name="T6">with</text:span> tot_creds <text:span text:style-name="T6">set</text:span> <text:span text:style-name="T6">to</text:span> <text:span text:style-name="T2">0</text:span>.</text:p>
      <text:p text:style-name="P11"/>
      <text:p text:style-name="P5"><text:span text:style-name="T6">Insert</text:span> <text:span text:style-name="T6">into</text:span> student </text:p>
      <text:p text:style-name="P5"><text:span text:style-name="T6">select</text:span> ID,<text:span text:style-name="T6">name</text:span>,dept_name,<text:span text:style-name="T2">0</text:span> <text:span text:style-name="T6">from</text:span> instructor;</text:p>
      <text:p text:style-name="P10"/>
      <text:p text:style-name="P5"><text:span text:style-name="T2">22</text:span>. <text:span text:style-name="T6">Delete</text:span> all instructors whose salary <text:span text:style-name="T6">is</text:span> less than the average salary of instructors.</text:p>
      <text:p text:style-name="P10"/>
      <text:p text:style-name="P5"><text:span text:style-name="T6">delete</text:span> <text:span text:style-name="T6">from</text:span> instructor <text:span text:style-name="T6">where</text:span> salary &lt; (<text:span text:style-name="T6">Select</text:span> <text:span text:style-name="T10">avg</text:span>(salary) <text:span text:style-name="T6">from</text:span> instructor);</text:p>
      <text:p text:style-name="P5"/>
      <text:p text:style-name="P7">SQL&gt; commit;</text:p>
      <text:p text:style-name="P7"/>
      <text:p text:style-name="P7">Commit complete.</text:p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, 'Droid Sans Mono', monospace, monospace, 'Droid Sans Fallback'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09:43:19.151210514</meta:creation-date>
    <dc:date>2021-05-22T09:58:43.720658211</dc:date>
    <meta:editing-duration>PT15M2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57" meta:word-count="642" meta:character-count="4478" meta:non-whitespace-character-count="3871"/>
  </office:meta>
</office:document-meta>
</file>